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ocTypes that FlatWorld knew in different Lots:</text:p>
      <text:p text:style-name="Standard"/>
      <text:p text:style-name="Standard">Lots 0 to 5: Cheque, Cheque Stub, Other, Blank.</text:p>
      <text:p text:style-name="Standard"/>
      <text:p text:style-name="Standard">Lots 6 to 20: Invoice, </text:p>
      <text:p text:style-name="Standard"><text:tab/><text:tab/><text:tab/>+ Cheque, Cheque Stub, Other, Blank.</text:p>
      <text:p text:style-name="Standard"/>
      <text:p text:style-name="Standard">Lots 21 to 22: Receipt, </text:p>
      <text:p text:style-name="Standard"><text:tab/><text:tab/><text:tab/>+ Invoice, <text:s/>Cheque, Cheque Stub, Other, Blank.</text:p>
      <text:p text:style-name="Standard"/>
      <text:p text:style-name="Standard">Lots 23 to 28: Purchase Order / Bon de Commande , Avis de Credit, Avis de Debit, Expense Claims, <text:tab/><text:tab/>Bulletin de Paie,</text:p>
      <text:p text:style-name="Standard"><text:tab/><text:tab/><text:tab/>+ Receipt, Invoice, <text:s/>Cheque, Cheque Stub, Other, Blank.</text:p>
      <text:p text:style-name="Standard"/>
      <text:p text:style-name="Standard">Lots 30-forward: Bon a Payer, Cheque Receipt, Credit Note, Funds Transfer, Journail de Paie, Partial, Phone Records, Quittance, Quote, Remise de Cheques, Virement</text:p>
      <text:p text:style-name="Standard"><text:tab/><text:tab/><text:tab/>+ Purchase Order / Bon de Commande, Purchase Order, Avis de Credit, Avis de Debit, Expense Claim, Bulletin de Paie, Receipt, Invoice, <text:s/>Cheque, Cheque Stub, Other, Blan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5:04:36.84</meta:creation-date>
    <meta:document-statistic meta:table-count="0" meta:image-count="0" meta:object-count="0" meta:page-count="1" meta:paragraph-count="10" meta:word-count="119" meta:character-count="737"/>
    <dc:date>2014-01-27T15:20:27.48</dc:date>
    <meta:editing-duration>PT36S</meta:editing-duration>
    <meta:editing-cycles>1</meta:editing-cycles>
    <meta:generator>OpenOffice/4.0.1$Win32 OpenOffice.org_project/401m5$Build-9714</meta:generator>
  </office:meta>
</office:document-meta>
</file>